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jelentés - Magyar OpenOffice.org 2.0.2 Premium változat</text:p>
      <text:p text:style-name="Standard"><text:line-break/>Bejelentés<text:line-break/><text:line-break/><text:line-break/>Magyar OpenOffice.org 2.0.2 Premium változat<text:line-break/><text:line-break/>A magyar OpenOffice.org 2.0.2 Premium változata FSF.hu változatának különleges, kibővített kiadása. Ez a kiadás megegyezik a magyar OpenOffice.org 2.0.2 irodai programcsomaggal, de a hozzácsomagolt kiegészítők tekintetében jelentősen felülmúlja azt.<text:line-break/>A magyar OpenOffice.org 2.0.2 Premium változata az alábbi kiegészítőket tartalmazza:<text:line-break/>Több mint 2400 elemből álló képtár <text:line-break/>Több mint 55 sablon <text:line-break/>Több mint 85 Impress bemutatóháttér <text:line-break/>Magyar nyelvű dokumentáció <text:line-break/>További szótárak brit angol, német és olasz nyelvekhez <text:line-break/><text:line-break/>Ezek a kiegészítők eddig is letölthetőek voltak a <text:line-break/><text:a xlink:type="simple" xlink:href="http://hu.openoffice.org/">http://hu.openoffice.org/</text:a> valamint a <text:a xlink:type="simple" xlink:href="http://www.openoffice.org/">http://www.openoffice.org/</text:a> <text:line-break/>közösségi honlapokról.<text:line-break/><text:line-break/>OpenOffice.org 2.0.2 Premium FSF.hu buildek letöltése: <text:line-break/><text:a xlink:type="simple" xlink:href="http://ftp.fsf.hu/OpenOffice.org_hu/2.0.2_Premium">http://ftp.fsf.hu/OpenOffice.org_hu/2.0.2_Premium</text:a><text:line-break/><text:line-break/>Az OpenOffice.org 2.0.2 - Angol kiadási jegyzete: <text:line-break/><text:a xlink:type="simple" xlink:href="http://development.openoffice.org/releases/2.0.2.html">http://development.openoffice.org/releases/2.0.2.html</text:a><text:line-break/><text:line-break/><text:line-break/>A bejelentésről részletesen a mellékelt dokumentumból olvashat. <text:line-break/><text:line-break/>További marketinganyagokat a <text:line-break/><text:a xlink:type="simple" xlink:href="http://hu.openoffice.org/servlets/ProjectDocumentList?folderID=525">http://hu.openoffice.org/servlets/ProjectDocumentList?folderID=525</text:a> <text:line-break/>oldalon találhat. <text:line-break/><text:line-break/><text:line-break/>A bejelentéssel vagy a termékkel kapcsolatban megjelenő hírekről, cikkekről - lehetőség szerint - tájékoztatást kérünk. <text:line-break/><text:line-break/>Kérdéseikre örömmel válaszolok én vagy kollégám: Tímár András, továbbá kérdéseiket feltehetik a bejelentésben ismertetett levelezőlistákon is. </text:p>
      <text:p text:style-name="Standard"/>
      <text:p text:style-name="Standard">Köszönettel:</text:p>
      <text:p text:style-name="Standard">Szalai Kálmá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3-18T18:06:43</meta:creation-date>
    <dc:date>2006-03-18T18:28:17</dc:date>
    <dc:language>hu-HU</dc:language>
    <meta:editing-cycles>3</meta:editing-cycles>
    <meta:editing-duration>PT2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66" meta:character-count="1460"/>
  </office:meta>
</office:document-meta>
</file>